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1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62a73b"/>
    </style:style>
    <style:style style:name="ce5" style:family="table-cell" style:parent-style-name="Default" style:data-style-name="N4">
      <style:table-cell-properties fo:background-color="#512480"/>
    </style:style>
    <style:style style:name="ce6" style:family="table-cell" style:parent-style-name="Default" style:data-style-name="N4">
      <style:table-cell-properties fo:background-color="#ce181e"/>
    </style:style>
    <style:style style:name="ce7" style:family="table-cell" style:parent-style-name="Default" style:data-style-name="N4">
      <style:table-cell-properties fo:background-color="#00599d"/>
    </style:style>
    <style:style style:name="ce8" style:family="table-cell" style:parent-style-name="Default" style:data-style-name="N4">
      <style:table-cell-properties fo:background-color="#cf3834"/>
    </style:style>
    <style:style style:name="ce9" style:family="table-cell" style:parent-style-name="Default" style:data-style-name="N4">
      <style:table-cell-properties fo:background-color="#d4711a"/>
    </style:style>
    <style:style style:name="ce10" style:family="table-cell" style:parent-style-name="Default" style:data-style-name="N4">
      <style:table-cell-properties fo:background-color="#1c3687"/>
    </style:style>
    <style:style style:name="ce11" style:family="table-cell" style:parent-style-name="Default" style:data-style-name="N4">
      <style:table-cell-properties fo:background-color="#f37b70"/>
    </style:style>
    <style:style style:name="ce12" style:family="table-cell" style:parent-style-name="Default" style:data-style-name="N4">
      <style:table-cell-properties fo:background-color="#d99116"/>
    </style:style>
    <style:style style:name="ce13" style:family="table-cell" style:parent-style-name="Default" style:data-style-name="N4">
      <style:table-cell-properties fo:background-color="#8f187c"/>
    </style:style>
    <style:style style:name="ce14" style:family="table-cell" style:parent-style-name="Default" style:data-style-name="N4">
      <style:table-cell-properties fo:background-color="#009353"/>
    </style:style>
    <style:style style:name="ce15" style:family="table-cell" style:parent-style-name="Default" style:data-style-name="N4">
      <style:table-cell-properties fo:background-color="#009598"/>
    </style:style>
    <style:style style:name="ce16" style:family="table-cell" style:parent-style-name="Default" style:data-style-name="N4">
      <style:table-cell-properties fo:background-color="#e3d200"/>
    </style:style>
    <style:style style:name="ce1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2" table:number-columns-repeated="9" table:default-cell-style-name="ce3"/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[.$A$1]*[.B$1]/[.$A2]" office:value-type="float" office:value="440" calcext:value-type="float">
            <text:p>440.00</text:p>
          </table:table-cell>
          <table:table-cell table:style-name="ce4" table:formula="of:=[.$A$1]*[.C$1]/[.$A2]" office:value-type="float" office:value="880" calcext:value-type="float">
            <text:p>880.00</text:p>
          </table:table-cell>
          <table:table-cell table:style-name="ce3" table:formula="of:=[.$A$1]*[.D$1]/[.$A2]" office:value-type="float" office:value="1320" calcext:value-type="float">
            <text:p>1,320.00</text:p>
          </table:table-cell>
          <table:table-cell table:style-name="ce3" table:formula="of:=[.$A$1]*[.E$1]/[.$A2]" office:value-type="float" office:value="1760" calcext:value-type="float">
            <text:p>1,760.00</text:p>
          </table:table-cell>
          <table:table-cell table:style-name="ce3" table:formula="of:=[.$A$1]*[.F$1]/[.$A2]" office:value-type="float" office:value="2200" calcext:value-type="float">
            <text:p>2,200.00</text:p>
          </table:table-cell>
          <table:table-cell table:style-name="ce3" table:formula="of:=[.$A$1]*[.G$1]/[.$A2]" office:value-type="float" office:value="2640" calcext:value-type="float">
            <text:p>2,640.00</text:p>
          </table:table-cell>
          <table:table-cell table:style-name="ce3" table:formula="of:=[.$A$1]*[.H$1]/[.$A2]" office:value-type="float" office:value="3080" calcext:value-type="float">
            <text:p>3,080.00</text:p>
          </table:table-cell>
          <table:table-cell table:style-name="ce3" table:formula="of:=[.$A$1]*[.I$1]/[.$A2]" office:value-type="float" office:value="3520" calcext:value-type="float">
            <text:p>3,520.00</text:p>
          </table:table-cell>
          <table:table-cell table:style-name="ce3" table:formula="of:=[.$A$1]*[.J$1]/[.$A2]" office:value-type="float" office:value="3960" calcext:value-type="float">
            <text:p>3,960.00</text:p>
          </table:table-cell>
          <table:table-cell table:style-name="ce3" table:formula="of:=[.$A$1]*[.K$1]/[.$A2]" office:value-type="float" office:value="4400" calcext:value-type="float">
            <text:p>4,400.00</text:p>
          </table:table-cell>
          <table:table-cell table:style-name="ce3" table:formula="of:=[.$A$1]*[.L$1]/[.$A2]" office:value-type="float" office:value="4840" calcext:value-type="float">
            <text:p>4,840.00</text:p>
          </table:table-cell>
          <table:table-cell table:style-name="ce3" table:formula="of:=[.$A$1]*[.M$1]/[.$A2]" office:value-type="float" office:value="5280" calcext:value-type="float">
            <text:p>5,280.00</text:p>
          </table:table-cell>
          <table:table-cell table:style-name="ce3" table:formula="of:=[.$A$1]*[.N$1]/[.$A2]" office:value-type="float" office:value="5720" calcext:value-type="float">
            <text:p>5,720.00</text:p>
          </table:table-cell>
          <table:table-cell table:style-name="ce3" table:formula="of:=[.$A$1]*[.O$1]/[.$A2]" office:value-type="float" office:value="6160" calcext:value-type="float">
            <text:p>6,160.00</text:p>
          </table:table-cell>
          <table:table-cell table:style-name="ce3" table:formula="of:=[.$A$1]*[.P$1]/[.$A2]" office:value-type="float" office:value="6600" calcext:value-type="float">
            <text:p>6,600.00</text:p>
          </table:table-cell>
          <table:table-cell table:style-name="ce3" table:formula="of:=[.$A$1]*[.Q$1]/[.$A2]" office:value-type="float" office:value="7040" calcext:value-type="float">
            <text:p>7,040.00</text:p>
          </table:table-cell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formula="of:=[.$A$1]*[.B$1]/[.$A3]" office:value-type="float" office:value="220" calcext:value-type="float">
            <text:p>220.00</text:p>
          </table:table-cell>
          <table:table-cell table:style-name="ce3" table:formula="of:=[.$A$1]*[.C$1]/[.$A3]" office:value-type="float" office:value="440" calcext:value-type="float">
            <text:p>440.00</text:p>
          </table:table-cell>
          <table:table-cell table:style-name="ce5" table:formula="of:=[.$A$1]*[.D$1]/[.$A3]" office:value-type="float" office:value="660" calcext:value-type="float">
            <text:p>660.00</text:p>
          </table:table-cell>
          <table:table-cell table:style-name="ce3" table:formula="of:=[.$A$1]*[.E$1]/[.$A3]" office:value-type="float" office:value="880" calcext:value-type="float">
            <text:p>880.00</text:p>
          </table:table-cell>
          <table:table-cell table:style-name="ce3" table:formula="of:=[.$A$1]*[.F$1]/[.$A3]" office:value-type="float" office:value="1100" calcext:value-type="float">
            <text:p>1,100.00</text:p>
          </table:table-cell>
          <table:table-cell table:style-name="ce3" table:formula="of:=[.$A$1]*[.G$1]/[.$A3]" office:value-type="float" office:value="1320" calcext:value-type="float">
            <text:p>1,320.00</text:p>
          </table:table-cell>
          <table:table-cell table:style-name="ce3" table:formula="of:=[.$A$1]*[.H$1]/[.$A3]" office:value-type="float" office:value="1540" calcext:value-type="float">
            <text:p>1,540.00</text:p>
          </table:table-cell>
          <table:table-cell table:style-name="ce3" table:formula="of:=[.$A$1]*[.I$1]/[.$A3]" office:value-type="float" office:value="1760" calcext:value-type="float">
            <text:p>1,760.00</text:p>
          </table:table-cell>
          <table:table-cell table:style-name="ce3" table:formula="of:=[.$A$1]*[.J$1]/[.$A3]" office:value-type="float" office:value="1980" calcext:value-type="float">
            <text:p>1,980.00</text:p>
          </table:table-cell>
          <table:table-cell table:style-name="ce3" table:formula="of:=[.$A$1]*[.K$1]/[.$A3]" office:value-type="float" office:value="2200" calcext:value-type="float">
            <text:p>2,200.00</text:p>
          </table:table-cell>
          <table:table-cell table:style-name="ce3" table:formula="of:=[.$A$1]*[.L$1]/[.$A3]" office:value-type="float" office:value="2420" calcext:value-type="float">
            <text:p>2,420.00</text:p>
          </table:table-cell>
          <table:table-cell table:style-name="ce3" table:formula="of:=[.$A$1]*[.M$1]/[.$A3]" office:value-type="float" office:value="2640" calcext:value-type="float">
            <text:p>2,640.00</text:p>
          </table:table-cell>
          <table:table-cell table:style-name="ce3" table:formula="of:=[.$A$1]*[.N$1]/[.$A3]" office:value-type="float" office:value="2860" calcext:value-type="float">
            <text:p>2,860.00</text:p>
          </table:table-cell>
          <table:table-cell table:style-name="ce3" table:formula="of:=[.$A$1]*[.O$1]/[.$A3]" office:value-type="float" office:value="3080" calcext:value-type="float">
            <text:p>3,080.00</text:p>
          </table:table-cell>
          <table:table-cell table:style-name="ce3" table:formula="of:=[.$A$1]*[.P$1]/[.$A3]" office:value-type="float" office:value="3300" calcext:value-type="float">
            <text:p>3,300.00</text:p>
          </table:table-cell>
          <table:table-cell table:style-name="ce3" table:formula="of:=[.$A$1]*[.Q$1]/[.$A3]" office:value-type="float" office:value="3520" calcext:value-type="float">
            <text:p>3,520.00</text:p>
          </table:table-cell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formula="of:=[.$A$1]*[.B$1]/[.$A4]" office:value-type="float" office:value="146.666666666667" calcext:value-type="float">
            <text:p>146.67</text:p>
          </table:table-cell>
          <table:table-cell table:style-name="ce4" table:formula="of:=[.$A$1]*[.C$1]/[.$A4]" office:value-type="float" office:value="293.333333333333" calcext:value-type="float">
            <text:p>293.33</text:p>
          </table:table-cell>
          <table:table-cell table:style-name="ce3" table:formula="of:=[.$A$1]*[.D$1]/[.$A4]" office:value-type="float" office:value="440" calcext:value-type="float">
            <text:p>440.00</text:p>
          </table:table-cell>
          <table:table-cell table:style-name="ce6" table:formula="of:=[.$A$1]*[.E$1]/[.$A4]" office:value-type="float" office:value="586.666666666667" calcext:value-type="float">
            <text:p>586.67</text:p>
          </table:table-cell>
          <table:table-cell table:style-name="ce7" table:formula="of:=[.$A$1]*[.F$1]/[.$A4]" office:value-type="float" office:value="733.333333333333" calcext:value-type="float">
            <text:p>733.33</text:p>
          </table:table-cell>
          <table:table-cell table:style-name="ce3" table:formula="of:=[.$A$1]*[.G$1]/[.$A4]" office:value-type="float" office:value="880" calcext:value-type="float">
            <text:p>880.00</text:p>
          </table:table-cell>
          <table:table-cell table:style-name="ce3" table:formula="of:=[.$A$1]*[.H$1]/[.$A4]" office:value-type="float" office:value="1026.66666666667" calcext:value-type="float">
            <text:p>1,026.67</text:p>
          </table:table-cell>
          <table:table-cell table:style-name="ce3" table:formula="of:=[.$A$1]*[.I$1]/[.$A4]" office:value-type="float" office:value="1173.33333333333" calcext:value-type="float">
            <text:p>1,173.33</text:p>
          </table:table-cell>
          <table:table-cell table:style-name="ce11" table:formula="of:=[.$A$1]*[.J$1]/[.$A4]" office:value-type="float" office:value="1320" calcext:value-type="float">
            <text:p>1,320.00</text:p>
          </table:table-cell>
          <table:table-cell table:style-name="ce3" table:formula="of:=[.$A$1]*[.K$1]/[.$A4]" office:value-type="float" office:value="1466.66666666667" calcext:value-type="float">
            <text:p>1,466.67</text:p>
          </table:table-cell>
          <table:table-cell table:style-name="ce3" table:formula="of:=[.$A$1]*[.L$1]/[.$A4]" office:value-type="float" office:value="1613.33333333333" calcext:value-type="float">
            <text:p>1,613.33</text:p>
          </table:table-cell>
          <table:table-cell table:style-name="ce3" table:formula="of:=[.$A$1]*[.M$1]/[.$A4]" office:value-type="float" office:value="1760" calcext:value-type="float">
            <text:p>1,760.00</text:p>
          </table:table-cell>
          <table:table-cell table:style-name="ce3" table:formula="of:=[.$A$1]*[.N$1]/[.$A4]" office:value-type="float" office:value="1906.66666666667" calcext:value-type="float">
            <text:p>1,906.67</text:p>
          </table:table-cell>
          <table:table-cell table:style-name="ce3" table:formula="of:=[.$A$1]*[.O$1]/[.$A4]" office:value-type="float" office:value="2053.33333333333" calcext:value-type="float">
            <text:p>2,053.33</text:p>
          </table:table-cell>
          <table:table-cell table:style-name="ce3" table:formula="of:=[.$A$1]*[.P$1]/[.$A4]" office:value-type="float" office:value="2200" calcext:value-type="float">
            <text:p>2,200.00</text:p>
          </table:table-cell>
          <table:table-cell table:style-name="ce3" table:formula="of:=[.$A$1]*[.Q$1]/[.$A4]" office:value-type="float" office:value="2346.66666666667" calcext:value-type="float">
            <text:p>2,346.67</text:p>
          </table:table-cell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formula="of:=[.$A$1]*[.B$1]/[.$A5]" office:value-type="float" office:value="110" calcext:value-type="float">
            <text:p>110.00</text:p>
          </table:table-cell>
          <table:table-cell table:style-name="ce3" table:formula="of:=[.$A$1]*[.C$1]/[.$A5]" office:value-type="float" office:value="220" calcext:value-type="float">
            <text:p>220.00</text:p>
          </table:table-cell>
          <table:table-cell table:style-name="ce4" table:formula="of:=[.$A$1]*[.D$1]/[.$A5]" office:value-type="float" office:value="330" calcext:value-type="float">
            <text:p>330.00</text:p>
          </table:table-cell>
          <table:table-cell table:style-name="ce3" table:formula="of:=[.$A$1]*[.E$1]/[.$A5]" office:value-type="float" office:value="440" calcext:value-type="float">
            <text:p>440.00</text:p>
          </table:table-cell>
          <table:table-cell table:style-name="ce8" table:formula="of:=[.$A$1]*[.F$1]/[.$A5]" office:value-type="float" office:value="550" calcext:value-type="float">
            <text:p>550.00</text:p>
          </table:table-cell>
          <table:table-cell table:style-name="ce3" table:formula="of:=[.$A$1]*[.G$1]/[.$A5]" office:value-type="float" office:value="660" calcext:value-type="float">
            <text:p>660.00</text:p>
          </table:table-cell>
          <table:table-cell table:style-name="ce3" table:formula="of:=[.$A$1]*[.H$1]/[.$A5]" office:value-type="float" office:value="770" calcext:value-type="float">
            <text:p>770.00</text:p>
          </table:table-cell>
          <table:table-cell table:style-name="ce3" table:formula="of:=[.$A$1]*[.I$1]/[.$A5]" office:value-type="float" office:value="880" calcext:value-type="float">
            <text:p>880.00</text:p>
          </table:table-cell>
          <table:table-cell table:style-name="ce3" table:formula="of:=[.$A$1]*[.J$1]/[.$A5]" office:value-type="float" office:value="990" calcext:value-type="float">
            <text:p>990.00</text:p>
          </table:table-cell>
          <table:table-cell table:style-name="ce3" table:formula="of:=[.$A$1]*[.K$1]/[.$A5]" office:value-type="float" office:value="1100" calcext:value-type="float">
            <text:p>1,100.00</text:p>
          </table:table-cell>
          <table:table-cell table:style-name="ce3" table:formula="of:=[.$A$1]*[.L$1]/[.$A5]" office:value-type="float" office:value="1210" calcext:value-type="float">
            <text:p>1,210.00</text:p>
          </table:table-cell>
          <table:table-cell table:style-name="ce11" table:formula="of:=[.$A$1]*[.M$1]/[.$A5]" office:value-type="float" office:value="1320" calcext:value-type="float">
            <text:p>1,320.00</text:p>
          </table:table-cell>
          <table:table-cell table:style-name="ce3" table:formula="of:=[.$A$1]*[.N$1]/[.$A5]" office:value-type="float" office:value="1430" calcext:value-type="float">
            <text:p>1,430.00</text:p>
          </table:table-cell>
          <table:table-cell table:style-name="ce3" table:formula="of:=[.$A$1]*[.O$1]/[.$A5]" office:value-type="float" office:value="1540" calcext:value-type="float">
            <text:p>1,540.00</text:p>
          </table:table-cell>
          <table:table-cell table:style-name="ce3" table:formula="of:=[.$A$1]*[.P$1]/[.$A5]" office:value-type="float" office:value="1650" calcext:value-type="float">
            <text:p>1,650.00</text:p>
          </table:table-cell>
          <table:table-cell table:style-name="ce3" table:formula="of:=[.$A$1]*[.Q$1]/[.$A5]" office:value-type="float" office:value="1760" calcext:value-type="float">
            <text:p>1,760.00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$A$1]*[.B$1]/[.$A6]" office:value-type="float" office:value="88" calcext:value-type="float">
            <text:p>88.00</text:p>
          </table:table-cell>
          <table:table-cell table:style-name="ce4" table:formula="of:=[.$A$1]*[.C$1]/[.$A6]" office:value-type="float" office:value="176" calcext:value-type="float">
            <text:p>176.00</text:p>
          </table:table-cell>
          <table:table-cell table:style-name="ce4" table:formula="of:=[.$A$1]*[.D$1]/[.$A6]" office:value-type="float" office:value="264" calcext:value-type="float">
            <text:p>264.00</text:p>
          </table:table-cell>
          <table:table-cell table:style-name="ce3" table:formula="of:=[.$A$1]*[.E$1]/[.$A6]" office:value-type="float" office:value="352" calcext:value-type="float">
            <text:p>352.00</text:p>
          </table:table-cell>
          <table:table-cell table:style-name="ce3" table:formula="of:=[.$A$1]*[.F$1]/[.$A6]" office:value-type="float" office:value="440" calcext:value-type="float">
            <text:p>440.00</text:p>
          </table:table-cell>
          <table:table-cell table:style-name="ce9" table:formula="of:=[.$A$1]*[.G$1]/[.$A6]" office:value-type="float" office:value="528" calcext:value-type="float">
            <text:p>528.00</text:p>
          </table:table-cell>
          <table:table-cell table:style-name="ce3" table:formula="of:=[.$A$1]*[.H$1]/[.$A6]" office:value-type="float" office:value="616" calcext:value-type="float">
            <text:p>616.00</text:p>
          </table:table-cell>
          <table:table-cell table:style-name="ce10" table:formula="of:=[.$A$1]*[.I$1]/[.$A6]" office:value-type="float" office:value="704" calcext:value-type="float">
            <text:p>704.00</text:p>
          </table:table-cell>
          <table:table-cell table:style-name="ce3" table:formula="of:=[.$A$1]*[.J$1]/[.$A6]" office:value-type="float" office:value="792" calcext:value-type="float">
            <text:p>792.00</text:p>
          </table:table-cell>
          <table:table-cell table:style-name="ce3" table:formula="of:=[.$A$1]*[.K$1]/[.$A6]" office:value-type="float" office:value="880" calcext:value-type="float">
            <text:p>880.00</text:p>
          </table:table-cell>
          <table:table-cell table:style-name="ce3" table:formula="of:=[.$A$1]*[.L$1]/[.$A6]" office:value-type="float" office:value="968" calcext:value-type="float">
            <text:p>968.00</text:p>
          </table:table-cell>
          <table:table-cell table:style-name="ce3" table:formula="of:=[.$A$1]*[.M$1]/[.$A6]" office:value-type="float" office:value="1056" calcext:value-type="float">
            <text:p>1,056.00</text:p>
          </table:table-cell>
          <table:table-cell table:style-name="ce3" table:formula="of:=[.$A$1]*[.N$1]/[.$A6]" office:value-type="float" office:value="1144" calcext:value-type="float">
            <text:p>1,144.00</text:p>
          </table:table-cell>
          <table:table-cell table:style-name="ce11" table:formula="of:=[.$A$1]*[.O$1]/[.$A6]" office:value-type="float" office:value="1232" calcext:value-type="float">
            <text:p>1,232.00</text:p>
          </table:table-cell>
          <table:table-cell table:style-name="ce11" table:formula="of:=[.$A$1]*[.P$1]/[.$A6]" office:value-type="float" office:value="1320" calcext:value-type="float">
            <text:p>1,320.00</text:p>
          </table:table-cell>
          <table:table-cell table:style-name="ce3" table:formula="of:=[.$A$1]*[.Q$1]/[.$A6]" office:value-type="float" office:value="1408" calcext:value-type="float">
            <text:p>1,408.00</text:p>
          </table:table-cell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$A$1]*[.B$1]/[.$A7]" office:value-type="float" office:value="73.3333333333333" calcext:value-type="float">
            <text:p>73.33</text:p>
          </table:table-cell>
          <table:table-cell table:style-name="ce3" table:formula="of:=[.$A$1]*[.C$1]/[.$A7]" office:value-type="float" office:value="146.666666666667" calcext:value-type="float">
            <text:p>146.67</text:p>
          </table:table-cell>
          <table:table-cell table:style-name="ce3" table:formula="of:=[.$A$1]*[.D$1]/[.$A7]" office:value-type="float" office:value="220" calcext:value-type="float">
            <text:p>220.00</text:p>
          </table:table-cell>
          <table:table-cell table:style-name="ce3" table:formula="of:=[.$A$1]*[.E$1]/[.$A7]" office:value-type="float" office:value="293.333333333333" calcext:value-type="float">
            <text:p>293.33</text:p>
          </table:table-cell>
          <table:table-cell table:style-name="ce3" table:formula="of:=[.$A$1]*[.F$1]/[.$A7]" office:value-type="float" office:value="366.666666666667" calcext:value-type="float">
            <text:p>366.67</text:p>
          </table:table-cell>
          <table:table-cell table:style-name="ce3" table:formula="of:=[.$A$1]*[.G$1]/[.$A7]" office:value-type="float" office:value="440" calcext:value-type="float">
            <text:p>440.00</text:p>
          </table:table-cell>
          <table:table-cell table:style-name="ce3" table:formula="of:=[.$A$1]*[.H$1]/[.$A7]" office:value-type="float" office:value="513.333333333333" calcext:value-type="float">
            <text:p>513.33</text:p>
          </table:table-cell>
          <table:table-cell table:style-name="ce3" table:formula="of:=[.$A$1]*[.I$1]/[.$A7]" office:value-type="float" office:value="586.666666666667" calcext:value-type="float">
            <text:p>586.67</text:p>
          </table:table-cell>
          <table:table-cell table:style-name="ce3" table:formula="of:=[.$A$1]*[.J$1]/[.$A7]" office:value-type="float" office:value="660" calcext:value-type="float">
            <text:p>660.00</text:p>
          </table:table-cell>
          <table:table-cell table:style-name="ce3" table:formula="of:=[.$A$1]*[.K$1]/[.$A7]" office:value-type="float" office:value="733.333333333333" calcext:value-type="float">
            <text:p>733.33</text:p>
          </table:table-cell>
          <table:table-cell table:style-name="ce3" table:formula="of:=[.$A$1]*[.L$1]/[.$A7]" office:value-type="float" office:value="806.666666666667" calcext:value-type="float">
            <text:p>806.67</text:p>
          </table:table-cell>
          <table:table-cell table:style-name="ce3" table:formula="of:=[.$A$1]*[.M$1]/[.$A7]" office:value-type="float" office:value="880" calcext:value-type="float">
            <text:p>880.00</text:p>
          </table:table-cell>
          <table:table-cell table:style-name="ce3" table:formula="of:=[.$A$1]*[.N$1]/[.$A7]" office:value-type="float" office:value="953.333333333333" calcext:value-type="float">
            <text:p>953.33</text:p>
          </table:table-cell>
          <table:table-cell table:style-name="ce3" table:formula="of:=[.$A$1]*[.O$1]/[.$A7]" office:value-type="float" office:value="1026.66666666667" calcext:value-type="float">
            <text:p>1,026.67</text:p>
          </table:table-cell>
          <table:table-cell table:style-name="ce3" table:formula="of:=[.$A$1]*[.P$1]/[.$A7]" office:value-type="float" office:value="1100" calcext:value-type="float">
            <text:p>1,100.00</text:p>
          </table:table-cell>
          <table:table-cell table:style-name="ce11" table:formula="of:=[.$A$1]*[.Q$1]/[.$A7]" office:value-type="float" office:value="1173.33333333333" calcext:value-type="float">
            <text:p>1,173.33</text:p>
          </table:table-cell>
          <table:table-cell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formula="of:=[.$A$1]*[.B$1]/[.$A8]" office:value-type="float" office:value="62.8571428571429" calcext:value-type="float">
            <text:p>62.86</text:p>
          </table:table-cell>
          <table:table-cell table:style-name="ce3" table:formula="of:=[.$A$1]*[.C$1]/[.$A8]" office:value-type="float" office:value="125.714285714286" calcext:value-type="float">
            <text:p>125.71</text:p>
          </table:table-cell>
          <table:table-cell table:style-name="ce4" table:formula="of:=[.$A$1]*[.D$1]/[.$A8]" office:value-type="float" office:value="188.571428571429" calcext:value-type="float">
            <text:p>188.57</text:p>
          </table:table-cell>
          <table:table-cell table:style-name="ce3" table:formula="of:=[.$A$1]*[.E$1]/[.$A8]" office:value-type="float" office:value="251.428571428571" calcext:value-type="float">
            <text:p>251.43</text:p>
          </table:table-cell>
          <table:table-cell table:style-name="ce4" table:formula="of:=[.$A$1]*[.F$1]/[.$A8]" office:value-type="float" office:value="314.285714285714" calcext:value-type="float">
            <text:p>314.29</text:p>
          </table:table-cell>
          <table:table-cell table:style-name="ce3" table:formula="of:=[.$A$1]*[.G$1]/[.$A8]" office:value-type="float" office:value="377.142857142857" calcext:value-type="float">
            <text:p>377.14</text:p>
          </table:table-cell>
          <table:table-cell table:style-name="ce3" table:formula="of:=[.$A$1]*[.H$1]/[.$A8]" office:value-type="float" office:value="440" calcext:value-type="float">
            <text:p>440.00</text:p>
          </table:table-cell>
          <table:table-cell table:style-name="ce3" table:formula="of:=[.$A$1]*[.I$1]/[.$A8]" office:value-type="float" office:value="502.857142857143" calcext:value-type="float">
            <text:p>502.86</text:p>
          </table:table-cell>
          <table:table-cell table:style-name="ce3" table:formula="of:=[.$A$1]*[.J$1]/[.$A8]" office:value-type="float" office:value="565.714285714286" calcext:value-type="float">
            <text:p>565.71</text:p>
          </table:table-cell>
          <table:table-cell table:style-name="ce13" table:formula="of:=[.$A$1]*[.K$1]/[.$A8]" office:value-type="float" office:value="628.571428571429" calcext:value-type="float">
            <text:p>628.57</text:p>
          </table:table-cell>
          <table:table-cell table:style-name="ce3" table:formula="of:=[.$A$1]*[.L$1]/[.$A8]" office:value-type="float" office:value="691.428571428571" calcext:value-type="float">
            <text:p>691.43</text:p>
          </table:table-cell>
          <table:table-cell table:style-name="ce3" table:formula="of:=[.$A$1]*[.M$1]/[.$A8]" office:value-type="float" office:value="754.285714285714" calcext:value-type="float">
            <text:p>754.29</text:p>
          </table:table-cell>
          <table:table-cell table:style-name="ce3" table:formula="of:=[.$A$1]*[.N$1]/[.$A8]" office:value-type="float" office:value="817.142857142857" calcext:value-type="float">
            <text:p>817.14</text:p>
          </table:table-cell>
          <table:table-cell table:style-name="ce3" table:formula="of:=[.$A$1]*[.O$1]/[.$A8]" office:value-type="float" office:value="880" calcext:value-type="float">
            <text:p>880.00</text:p>
          </table:table-cell>
          <table:table-cell table:style-name="ce11" table:formula="of:=[.$A$1]*[.P$1]/[.$A8]" office:value-type="float" office:value="942.857142857143" calcext:value-type="float">
            <text:p>942.86</text:p>
          </table:table-cell>
          <table:table-cell table:style-name="ce11" table:formula="of:=[.$A$1]*[.Q$1]/[.$A8]" office:value-type="float" office:value="1005.71428571429" calcext:value-type="float">
            <text:p>1,005.71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table:formula="of:=[.$A$1]*[.B$1]/[.$A9]" office:value-type="float" office:value="55" calcext:value-type="float">
            <text:p>55.00</text:p>
          </table:table-cell>
          <table:table-cell table:style-name="ce3" table:formula="of:=[.$A$1]*[.C$1]/[.$A9]" office:value-type="float" office:value="110" calcext:value-type="float">
            <text:p>110.00</text:p>
          </table:table-cell>
          <table:table-cell table:style-name="ce4" table:formula="of:=[.$A$1]*[.D$1]/[.$A9]" office:value-type="float" office:value="165" calcext:value-type="float">
            <text:p>165.00</text:p>
          </table:table-cell>
          <table:table-cell table:style-name="ce3" table:formula="of:=[.$A$1]*[.E$1]/[.$A9]" office:value-type="float" office:value="220" calcext:value-type="float">
            <text:p>220.00</text:p>
          </table:table-cell>
          <table:table-cell table:style-name="ce4" table:formula="of:=[.$A$1]*[.F$1]/[.$A9]" office:value-type="float" office:value="275" calcext:value-type="float">
            <text:p>275.00</text:p>
          </table:table-cell>
          <table:table-cell table:style-name="ce3" table:formula="of:=[.$A$1]*[.G$1]/[.$A9]" office:value-type="float" office:value="330" calcext:value-type="float">
            <text:p>330.00</text:p>
          </table:table-cell>
          <table:table-cell table:style-name="ce3" table:formula="of:=[.$A$1]*[.H$1]/[.$A9]" office:value-type="float" office:value="385" calcext:value-type="float">
            <text:p>385.00</text:p>
          </table:table-cell>
          <table:table-cell table:style-name="ce3" table:formula="of:=[.$A$1]*[.I$1]/[.$A9]" office:value-type="float" office:value="440" calcext:value-type="float">
            <text:p>440.00</text:p>
          </table:table-cell>
          <table:table-cell table:style-name="ce12" table:formula="of:=[.$A$1]*[.J$1]/[.$A9]" office:value-type="float" office:value="495" calcext:value-type="float">
            <text:p>495.00</text:p>
          </table:table-cell>
          <table:table-cell table:style-name="ce3" table:formula="of:=[.$A$1]*[.K$1]/[.$A9]" office:value-type="float" office:value="550" calcext:value-type="float">
            <text:p>550.00</text:p>
          </table:table-cell>
          <table:table-cell table:style-name="ce3" table:formula="of:=[.$A$1]*[.L$1]/[.$A9]" office:value-type="float" office:value="605" calcext:value-type="float">
            <text:p>605.00</text:p>
          </table:table-cell>
          <table:table-cell table:style-name="ce3" table:formula="of:=[.$A$1]*[.M$1]/[.$A9]" office:value-type="float" office:value="660" calcext:value-type="float">
            <text:p>660.00</text:p>
          </table:table-cell>
          <table:table-cell table:style-name="ce3" table:formula="of:=[.$A$1]*[.N$1]/[.$A9]" office:value-type="float" office:value="715" calcext:value-type="float">
            <text:p>715.00</text:p>
          </table:table-cell>
          <table:table-cell table:style-name="ce3" table:formula="of:=[.$A$1]*[.O$1]/[.$A9]" office:value-type="float" office:value="770" calcext:value-type="float">
            <text:p>770.00</text:p>
          </table:table-cell>
          <table:table-cell table:style-name="ce14" table:formula="of:=[.$A$1]*[.P$1]/[.$A9]" office:value-type="float" office:value="825" calcext:value-type="float">
            <text:p>825.00</text:p>
          </table:table-cell>
          <table:table-cell table:style-name="ce3" table:formula="of:=[.$A$1]*[.Q$1]/[.$A9]" office:value-type="float" office:value="880" calcext:value-type="float">
            <text:p>880.00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table:formula="of:=[.$A$1]*[.B$1]/[.$A10]" office:value-type="float" office:value="48.8888888888889" calcext:value-type="float">
            <text:p>48.89</text:p>
          </table:table-cell>
          <table:table-cell table:style-name="ce3" table:formula="of:=[.$A$1]*[.C$1]/[.$A10]" office:value-type="float" office:value="97.7777777777778" calcext:value-type="float">
            <text:p>97.78</text:p>
          </table:table-cell>
          <table:table-cell table:style-name="ce3" table:formula="of:=[.$A$1]*[.D$1]/[.$A10]" office:value-type="float" office:value="146.666666666667" calcext:value-type="float">
            <text:p>146.67</text:p>
          </table:table-cell>
          <table:table-cell table:style-name="ce4" table:formula="of:=[.$A$1]*[.E$1]/[.$A10]" office:value-type="float" office:value="195.555555555556" calcext:value-type="float">
            <text:p>195.56</text:p>
          </table:table-cell>
          <table:table-cell table:style-name="ce3" table:formula="of:=[.$A$1]*[.F$1]/[.$A10]" office:value-type="float" office:value="244.444444444444" calcext:value-type="float">
            <text:p>244.44</text:p>
          </table:table-cell>
          <table:table-cell table:style-name="ce3" table:formula="of:=[.$A$1]*[.G$1]/[.$A10]" office:value-type="float" office:value="293.333333333333" calcext:value-type="float">
            <text:p>293.33</text:p>
          </table:table-cell>
          <table:table-cell table:style-name="ce3" table:formula="of:=[.$A$1]*[.H$1]/[.$A10]" office:value-type="float" office:value="342.222222222222" calcext:value-type="float">
            <text:p>342.22</text:p>
          </table:table-cell>
          <table:table-cell table:style-name="ce4" table:formula="of:=[.$A$1]*[.I$1]/[.$A10]" office:value-type="float" office:value="391.111111111111" calcext:value-type="float">
            <text:p>391.11</text:p>
          </table:table-cell>
          <table:table-cell table:style-name="ce3" table:formula="of:=[.$A$1]*[.J$1]/[.$A10]" office:value-type="float" office:value="440" calcext:value-type="float">
            <text:p>440.00</text:p>
          </table:table-cell>
          <table:table-cell table:style-name="ce3" table:formula="of:=[.$A$1]*[.K$1]/[.$A10]" office:value-type="float" office:value="488.888888888889" calcext:value-type="float">
            <text:p>488.89</text:p>
          </table:table-cell>
          <table:table-cell table:style-name="ce3" table:formula="of:=[.$A$1]*[.L$1]/[.$A10]" office:value-type="float" office:value="537.777777777778" calcext:value-type="float">
            <text:p>537.78</text:p>
          </table:table-cell>
          <table:table-cell table:style-name="ce3" table:formula="of:=[.$A$1]*[.M$1]/[.$A10]" office:value-type="float" office:value="586.666666666667" calcext:value-type="float">
            <text:p>586.67</text:p>
          </table:table-cell>
          <table:table-cell table:style-name="ce3" table:formula="of:=[.$A$1]*[.N$1]/[.$A10]" office:value-type="float" office:value="635.555555555556" calcext:value-type="float">
            <text:p>635.56</text:p>
          </table:table-cell>
          <table:table-cell table:style-name="ce3" table:formula="of:=[.$A$1]*[.O$1]/[.$A10]" office:value-type="float" office:value="684.444444444445" calcext:value-type="float">
            <text:p>684.44</text:p>
          </table:table-cell>
          <table:table-cell table:style-name="ce3" table:formula="of:=[.$A$1]*[.P$1]/[.$A10]" office:value-type="float" office:value="733.333333333333" calcext:value-type="float">
            <text:p>733.33</text:p>
          </table:table-cell>
          <table:table-cell table:style-name="ce15" table:formula="of:=[.$A$1]*[.Q$1]/[.$A10]" office:value-type="float" office:value="782.222222222222" calcext:value-type="float">
            <text:p>782.22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formula="of:=[.$A$1]*[.B$1]/[.$A11]" office:value-type="float" office:value="44" calcext:value-type="float">
            <text:p>44.00</text:p>
          </table:table-cell>
          <table:table-cell table:style-name="ce3" table:formula="of:=[.$A$1]*[.C$1]/[.$A11]" office:value-type="float" office:value="88" calcext:value-type="float">
            <text:p>88.00</text:p>
          </table:table-cell>
          <table:table-cell table:style-name="ce4" table:formula="of:=[.$A$1]*[.D$1]/[.$A11]" office:value-type="float" office:value="132" calcext:value-type="float">
            <text:p>132.00</text:p>
          </table:table-cell>
          <table:table-cell table:style-name="ce3" table:formula="of:=[.$A$1]*[.E$1]/[.$A11]" office:value-type="float" office:value="176" calcext:value-type="float">
            <text:p>176.00</text:p>
          </table:table-cell>
          <table:table-cell table:style-name="ce3" table:formula="of:=[.$A$1]*[.F$1]/[.$A11]" office:value-type="float" office:value="220" calcext:value-type="float">
            <text:p>220.00</text:p>
          </table:table-cell>
          <table:table-cell table:style-name="ce3" table:formula="of:=[.$A$1]*[.G$1]/[.$A11]" office:value-type="float" office:value="264" calcext:value-type="float">
            <text:p>264.00</text:p>
          </table:table-cell>
          <table:table-cell table:style-name="ce3" table:formula="of:=[.$A$1]*[.H$1]/[.$A11]" office:value-type="float" office:value="308" calcext:value-type="float">
            <text:p>308.00</text:p>
          </table:table-cell>
          <table:table-cell table:style-name="ce3" table:formula="of:=[.$A$1]*[.I$1]/[.$A11]" office:value-type="float" office:value="352" calcext:value-type="float">
            <text:p>352.00</text:p>
          </table:table-cell>
          <table:table-cell table:style-name="ce3" table:formula="of:=[.$A$1]*[.J$1]/[.$A11]" office:value-type="float" office:value="396" calcext:value-type="float">
            <text:p>396.00</text:p>
          </table:table-cell>
          <table:table-cell table:style-name="ce3" table:formula="of:=[.$A$1]*[.K$1]/[.$A11]" office:value-type="float" office:value="440" calcext:value-type="float">
            <text:p>440.00</text:p>
          </table:table-cell>
          <table:table-cell table:style-name="ce3" table:formula="of:=[.$A$1]*[.L$1]/[.$A11]" office:value-type="float" office:value="484" calcext:value-type="float">
            <text:p>484.00</text:p>
          </table:table-cell>
          <table:table-cell table:style-name="ce3" table:formula="of:=[.$A$1]*[.M$1]/[.$A11]" office:value-type="float" office:value="528" calcext:value-type="float">
            <text:p>528.00</text:p>
          </table:table-cell>
          <table:table-cell table:style-name="ce3" table:formula="of:=[.$A$1]*[.N$1]/[.$A11]" office:value-type="float" office:value="572" calcext:value-type="float">
            <text:p>572.00</text:p>
          </table:table-cell>
          <table:table-cell table:style-name="ce3" table:formula="of:=[.$A$1]*[.O$1]/[.$A11]" office:value-type="float" office:value="616" calcext:value-type="float">
            <text:p>616.00</text:p>
          </table:table-cell>
          <table:table-cell table:style-name="ce3" table:formula="of:=[.$A$1]*[.P$1]/[.$A11]" office:value-type="float" office:value="660" calcext:value-type="float">
            <text:p>660.00</text:p>
          </table:table-cell>
          <table:table-cell table:style-name="ce3" table:formula="of:=[.$A$1]*[.Q$1]/[.$A11]" office:value-type="float" office:value="704" calcext:value-type="float">
            <text:p>704.00</text:p>
          </table:table-cell>
          <table:table-cell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formula="of:=[.$A$1]*[.B$1]/[.$A12]" office:value-type="float" office:value="40" calcext:value-type="float">
            <text:p>40.00</text:p>
          </table:table-cell>
          <table:table-cell table:style-name="ce3" table:formula="of:=[.$A$1]*[.C$1]/[.$A12]" office:value-type="float" office:value="80" calcext:value-type="float">
            <text:p>80.00</text:p>
          </table:table-cell>
          <table:table-cell table:style-name="ce3" table:formula="of:=[.$A$1]*[.D$1]/[.$A12]" office:value-type="float" office:value="120" calcext:value-type="float">
            <text:p>120.00</text:p>
          </table:table-cell>
          <table:table-cell table:style-name="ce3" table:formula="of:=[.$A$1]*[.E$1]/[.$A12]" office:value-type="float" office:value="160" calcext:value-type="float">
            <text:p>160.00</text:p>
          </table:table-cell>
          <table:table-cell table:style-name="ce3" table:formula="of:=[.$A$1]*[.F$1]/[.$A12]" office:value-type="float" office:value="200" calcext:value-type="float">
            <text:p>200.00</text:p>
          </table:table-cell>
          <table:table-cell table:style-name="ce3" table:formula="of:=[.$A$1]*[.G$1]/[.$A12]" office:value-type="float" office:value="240" calcext:value-type="float">
            <text:p>240.00</text:p>
          </table:table-cell>
          <table:table-cell table:style-name="ce3" table:formula="of:=[.$A$1]*[.H$1]/[.$A12]" office:value-type="float" office:value="280" calcext:value-type="float">
            <text:p>280.00</text:p>
          </table:table-cell>
          <table:table-cell table:style-name="ce3" table:formula="of:=[.$A$1]*[.I$1]/[.$A12]" office:value-type="float" office:value="320" calcext:value-type="float">
            <text:p>320.00</text:p>
          </table:table-cell>
          <table:table-cell table:style-name="ce3" table:formula="of:=[.$A$1]*[.J$1]/[.$A12]" office:value-type="float" office:value="360" calcext:value-type="float">
            <text:p>360.00</text:p>
          </table:table-cell>
          <table:table-cell table:style-name="ce3" table:formula="of:=[.$A$1]*[.K$1]/[.$A12]" office:value-type="float" office:value="400" calcext:value-type="float">
            <text:p>400.00</text:p>
          </table:table-cell>
          <table:table-cell table:style-name="ce3" table:formula="of:=[.$A$1]*[.L$1]/[.$A12]" office:value-type="float" office:value="440" calcext:value-type="float">
            <text:p>440.00</text:p>
          </table:table-cell>
          <table:table-cell table:style-name="ce3" table:formula="of:=[.$A$1]*[.M$1]/[.$A12]" office:value-type="float" office:value="480" calcext:value-type="float">
            <text:p>480.00</text:p>
          </table:table-cell>
          <table:table-cell table:style-name="ce3" table:formula="of:=[.$A$1]*[.N$1]/[.$A12]" office:value-type="float" office:value="520" calcext:value-type="float">
            <text:p>520.00</text:p>
          </table:table-cell>
          <table:table-cell table:style-name="ce3" table:formula="of:=[.$A$1]*[.O$1]/[.$A12]" office:value-type="float" office:value="560" calcext:value-type="float">
            <text:p>560.00</text:p>
          </table:table-cell>
          <table:table-cell table:style-name="ce3" table:formula="of:=[.$A$1]*[.P$1]/[.$A12]" office:value-type="float" office:value="600" calcext:value-type="float">
            <text:p>600.00</text:p>
          </table:table-cell>
          <table:table-cell table:style-name="ce3" table:formula="of:=[.$A$1]*[.Q$1]/[.$A12]" office:value-type="float" office:value="640" calcext:value-type="float">
            <text:p>640.00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table:formula="of:=[.$A$1]*[.B$1]/[.$A13]" office:value-type="float" office:value="36.6666666666667" calcext:value-type="float">
            <text:p>36.67</text:p>
          </table:table-cell>
          <table:table-cell table:style-name="ce3" table:formula="of:=[.$A$1]*[.C$1]/[.$A13]" office:value-type="float" office:value="73.3333333333333" calcext:value-type="float">
            <text:p>73.33</text:p>
          </table:table-cell>
          <table:table-cell table:style-name="ce3" table:formula="of:=[.$A$1]*[.D$1]/[.$A13]" office:value-type="float" office:value="110" calcext:value-type="float">
            <text:p>110.00</text:p>
          </table:table-cell>
          <table:table-cell table:style-name="ce3" table:formula="of:=[.$A$1]*[.E$1]/[.$A13]" office:value-type="float" office:value="146.666666666667" calcext:value-type="float">
            <text:p>146.67</text:p>
          </table:table-cell>
          <table:table-cell table:style-name="ce3" table:formula="of:=[.$A$1]*[.F$1]/[.$A13]" office:value-type="float" office:value="183.333333333333" calcext:value-type="float">
            <text:p>183.33</text:p>
          </table:table-cell>
          <table:table-cell table:style-name="ce3" table:formula="of:=[.$A$1]*[.G$1]/[.$A13]" office:value-type="float" office:value="220" calcext:value-type="float">
            <text:p>220.00</text:p>
          </table:table-cell>
          <table:table-cell table:style-name="ce3" table:formula="of:=[.$A$1]*[.H$1]/[.$A13]" office:value-type="float" office:value="256.666666666667" calcext:value-type="float">
            <text:p>256.67</text:p>
          </table:table-cell>
          <table:table-cell table:style-name="ce3" table:formula="of:=[.$A$1]*[.I$1]/[.$A13]" office:value-type="float" office:value="293.333333333333" calcext:value-type="float">
            <text:p>293.33</text:p>
          </table:table-cell>
          <table:table-cell table:style-name="ce3" table:formula="of:=[.$A$1]*[.J$1]/[.$A13]" office:value-type="float" office:value="330" calcext:value-type="float">
            <text:p>330.00</text:p>
          </table:table-cell>
          <table:table-cell table:style-name="ce3" table:formula="of:=[.$A$1]*[.K$1]/[.$A13]" office:value-type="float" office:value="366.666666666667" calcext:value-type="float">
            <text:p>366.67</text:p>
          </table:table-cell>
          <table:table-cell table:style-name="ce3" table:formula="of:=[.$A$1]*[.L$1]/[.$A13]" office:value-type="float" office:value="403.333333333333" calcext:value-type="float">
            <text:p>403.33</text:p>
          </table:table-cell>
          <table:table-cell table:style-name="ce3" table:formula="of:=[.$A$1]*[.M$1]/[.$A13]" office:value-type="float" office:value="440" calcext:value-type="float">
            <text:p>440.00</text:p>
          </table:table-cell>
          <table:table-cell table:style-name="ce3" table:formula="of:=[.$A$1]*[.N$1]/[.$A13]" office:value-type="float" office:value="476.666666666667" calcext:value-type="float">
            <text:p>476.67</text:p>
          </table:table-cell>
          <table:table-cell table:style-name="ce3" table:formula="of:=[.$A$1]*[.O$1]/[.$A13]" office:value-type="float" office:value="513.333333333333" calcext:value-type="float">
            <text:p>513.33</text:p>
          </table:table-cell>
          <table:table-cell table:style-name="ce3" table:formula="of:=[.$A$1]*[.P$1]/[.$A13]" office:value-type="float" office:value="550" calcext:value-type="float">
            <text:p>550.00</text:p>
          </table:table-cell>
          <table:table-cell table:style-name="ce3" table:formula="of:=[.$A$1]*[.Q$1]/[.$A13]" office:value-type="float" office:value="586.666666666667" calcext:value-type="float">
            <text:p>586.67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table:formula="of:=[.$A$1]*[.B$1]/[.$A14]" office:value-type="float" office:value="33.8461538461538" calcext:value-type="float">
            <text:p>33.85</text:p>
          </table:table-cell>
          <table:table-cell table:style-name="ce3" table:formula="of:=[.$A$1]*[.C$1]/[.$A14]" office:value-type="float" office:value="67.6923076923077" calcext:value-type="float">
            <text:p>67.69</text:p>
          </table:table-cell>
          <table:table-cell table:style-name="ce3" table:formula="of:=[.$A$1]*[.D$1]/[.$A14]" office:value-type="float" office:value="101.538461538462" calcext:value-type="float">
            <text:p>101.54</text:p>
          </table:table-cell>
          <table:table-cell table:style-name="ce3" table:formula="of:=[.$A$1]*[.E$1]/[.$A14]" office:value-type="float" office:value="135.384615384615" calcext:value-type="float">
            <text:p>135.38</text:p>
          </table:table-cell>
          <table:table-cell table:style-name="ce3" table:formula="of:=[.$A$1]*[.F$1]/[.$A14]" office:value-type="float" office:value="169.230769230769" calcext:value-type="float">
            <text:p>169.23</text:p>
          </table:table-cell>
          <table:table-cell table:style-name="ce3" table:formula="of:=[.$A$1]*[.G$1]/[.$A14]" office:value-type="float" office:value="203.076923076923" calcext:value-type="float">
            <text:p>203.08</text:p>
          </table:table-cell>
          <table:table-cell table:style-name="ce3" table:formula="of:=[.$A$1]*[.H$1]/[.$A14]" office:value-type="float" office:value="236.923076923077" calcext:value-type="float">
            <text:p>236.92</text:p>
          </table:table-cell>
          <table:table-cell table:style-name="ce3" table:formula="of:=[.$A$1]*[.I$1]/[.$A14]" office:value-type="float" office:value="270.769230769231" calcext:value-type="float">
            <text:p>270.77</text:p>
          </table:table-cell>
          <table:table-cell table:style-name="ce3" table:formula="of:=[.$A$1]*[.J$1]/[.$A14]" office:value-type="float" office:value="304.615384615385" calcext:value-type="float">
            <text:p>304.62</text:p>
          </table:table-cell>
          <table:table-cell table:style-name="ce3" table:formula="of:=[.$A$1]*[.K$1]/[.$A14]" office:value-type="float" office:value="338.461538461538" calcext:value-type="float">
            <text:p>338.46</text:p>
          </table:table-cell>
          <table:table-cell table:style-name="ce4" table:formula="of:=[.$A$1]*[.L$1]/[.$A14]" office:value-type="float" office:value="372.307692307692" calcext:value-type="float">
            <text:p>372.31</text:p>
          </table:table-cell>
          <table:table-cell table:style-name="ce3" table:formula="of:=[.$A$1]*[.M$1]/[.$A14]" office:value-type="float" office:value="406.153846153846" calcext:value-type="float">
            <text:p>406.15</text:p>
          </table:table-cell>
          <table:table-cell table:style-name="ce3" table:formula="of:=[.$A$1]*[.N$1]/[.$A14]" office:value-type="float" office:value="440" calcext:value-type="float">
            <text:p>440.00</text:p>
          </table:table-cell>
          <table:table-cell table:style-name="ce3" table:formula="of:=[.$A$1]*[.O$1]/[.$A14]" office:value-type="float" office:value="473.846153846154" calcext:value-type="float">
            <text:p>473.85</text:p>
          </table:table-cell>
          <table:table-cell table:style-name="ce3" table:formula="of:=[.$A$1]*[.P$1]/[.$A14]" office:value-type="float" office:value="507.692307692308" calcext:value-type="float">
            <text:p>507.69</text:p>
          </table:table-cell>
          <table:table-cell table:style-name="ce3" table:formula="of:=[.$A$1]*[.Q$1]/[.$A14]" office:value-type="float" office:value="541.538461538462" calcext:value-type="float">
            <text:p>541.54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table:formula="of:=[.$A$1]*[.B$1]/[.$A15]" office:value-type="float" office:value="31.4285714285714" calcext:value-type="float">
            <text:p>31.43</text:p>
          </table:table-cell>
          <table:table-cell table:style-name="ce3" table:formula="of:=[.$A$1]*[.C$1]/[.$A15]" office:value-type="float" office:value="62.8571428571429" calcext:value-type="float">
            <text:p>62.86</text:p>
          </table:table-cell>
          <table:table-cell table:style-name="ce3" table:formula="of:=[.$A$1]*[.D$1]/[.$A15]" office:value-type="float" office:value="94.2857142857143" calcext:value-type="float">
            <text:p>94.29</text:p>
          </table:table-cell>
          <table:table-cell table:style-name="ce4" table:formula="of:=[.$A$1]*[.E$1]/[.$A15]" office:value-type="float" office:value="125.714285714286" calcext:value-type="float">
            <text:p>125.71</text:p>
          </table:table-cell>
          <table:table-cell table:style-name="ce4" table:formula="of:=[.$A$1]*[.F$1]/[.$A15]" office:value-type="float" office:value="157.142857142857" calcext:value-type="float">
            <text:p>157.14</text:p>
          </table:table-cell>
          <table:table-cell table:style-name="ce3" table:formula="of:=[.$A$1]*[.G$1]/[.$A15]" office:value-type="float" office:value="188.571428571429" calcext:value-type="float">
            <text:p>188.57</text:p>
          </table:table-cell>
          <table:table-cell table:style-name="ce3" table:formula="of:=[.$A$1]*[.H$1]/[.$A15]" office:value-type="float" office:value="220" calcext:value-type="float">
            <text:p>220.00</text:p>
          </table:table-cell>
          <table:table-cell table:style-name="ce3" table:formula="of:=[.$A$1]*[.I$1]/[.$A15]" office:value-type="float" office:value="251.428571428571" calcext:value-type="float">
            <text:p>251.43</text:p>
          </table:table-cell>
          <table:table-cell table:style-name="ce3" table:formula="of:=[.$A$1]*[.J$1]/[.$A15]" office:value-type="float" office:value="282.857142857143" calcext:value-type="float">
            <text:p>282.86</text:p>
          </table:table-cell>
          <table:table-cell table:style-name="ce3" table:formula="of:=[.$A$1]*[.K$1]/[.$A15]" office:value-type="float" office:value="314.285714285714" calcext:value-type="float">
            <text:p>314.29</text:p>
          </table:table-cell>
          <table:table-cell table:style-name="ce3" table:formula="of:=[.$A$1]*[.L$1]/[.$A15]" office:value-type="float" office:value="345.714285714286" calcext:value-type="float">
            <text:p>345.71</text:p>
          </table:table-cell>
          <table:table-cell table:style-name="ce3" table:formula="of:=[.$A$1]*[.M$1]/[.$A15]" office:value-type="float" office:value="377.142857142857" calcext:value-type="float">
            <text:p>377.14</text:p>
          </table:table-cell>
          <table:table-cell table:style-name="ce3" table:formula="of:=[.$A$1]*[.N$1]/[.$A15]" office:value-type="float" office:value="408.571428571429" calcext:value-type="float">
            <text:p>408.57</text:p>
          </table:table-cell>
          <table:table-cell table:style-name="ce3" table:formula="of:=[.$A$1]*[.O$1]/[.$A15]" office:value-type="float" office:value="440" calcext:value-type="float">
            <text:p>440.00</text:p>
          </table:table-cell>
          <table:table-cell table:style-name="ce3" table:formula="of:=[.$A$1]*[.P$1]/[.$A15]" office:value-type="float" office:value="471.428571428571" calcext:value-type="float">
            <text:p>471.43</text:p>
          </table:table-cell>
          <table:table-cell table:style-name="ce3" table:formula="of:=[.$A$1]*[.Q$1]/[.$A15]" office:value-type="float" office:value="502.857142857143" calcext:value-type="float">
            <text:p>502.86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table:formula="of:=[.$A$1]*[.B$1]/[.$A16]" office:value-type="float" office:value="29.3333333333333" calcext:value-type="float">
            <text:p>29.33</text:p>
          </table:table-cell>
          <table:table-cell table:style-name="ce3" table:formula="of:=[.$A$1]*[.C$1]/[.$A16]" office:value-type="float" office:value="58.6666666666667" calcext:value-type="float">
            <text:p>58.67</text:p>
          </table:table-cell>
          <table:table-cell table:style-name="ce3" table:formula="of:=[.$A$1]*[.D$1]/[.$A16]" office:value-type="float" office:value="88" calcext:value-type="float">
            <text:p>88.00</text:p>
          </table:table-cell>
          <table:table-cell table:style-name="ce4" table:formula="of:=[.$A$1]*[.E$1]/[.$A16]" office:value-type="float" office:value="117.333333333333" calcext:value-type="float">
            <text:p>117.33</text:p>
          </table:table-cell>
          <table:table-cell table:style-name="ce3" table:formula="of:=[.$A$1]*[.F$1]/[.$A16]" office:value-type="float" office:value="146.666666666667" calcext:value-type="float">
            <text:p>146.67</text:p>
          </table:table-cell>
          <table:table-cell table:style-name="ce3" table:formula="of:=[.$A$1]*[.G$1]/[.$A16]" office:value-type="float" office:value="176" calcext:value-type="float">
            <text:p>176.00</text:p>
          </table:table-cell>
          <table:table-cell table:style-name="ce4" table:formula="of:=[.$A$1]*[.H$1]/[.$A16]" office:value-type="float" office:value="205.333333333333" calcext:value-type="float">
            <text:p>205.33</text:p>
          </table:table-cell>
          <table:table-cell table:style-name="ce4" table:formula="of:=[.$A$1]*[.I$1]/[.$A16]" office:value-type="float" office:value="234.666666666667" calcext:value-type="float">
            <text:p>234.67</text:p>
          </table:table-cell>
          <table:table-cell table:style-name="ce3" table:formula="of:=[.$A$1]*[.J$1]/[.$A16]" office:value-type="float" office:value="264" calcext:value-type="float">
            <text:p>264.00</text:p>
          </table:table-cell>
          <table:table-cell table:style-name="ce3" table:formula="of:=[.$A$1]*[.K$1]/[.$A16]" office:value-type="float" office:value="293.333333333333" calcext:value-type="float">
            <text:p>293.33</text:p>
          </table:table-cell>
          <table:table-cell table:style-name="ce3" table:formula="of:=[.$A$1]*[.L$1]/[.$A16]" office:value-type="float" office:value="322.666666666667" calcext:value-type="float">
            <text:p>322.67</text:p>
          </table:table-cell>
          <table:table-cell table:style-name="ce4" table:formula="of:=[.$A$1]*[.M$1]/[.$A16]" office:value-type="float" office:value="352" calcext:value-type="float">
            <text:p>352.00</text:p>
          </table:table-cell>
          <table:table-cell table:style-name="ce3" table:formula="of:=[.$A$1]*[.N$1]/[.$A16]" office:value-type="float" office:value="381.333333333333" calcext:value-type="float">
            <text:p>381.33</text:p>
          </table:table-cell>
          <table:table-cell table:style-name="ce3" table:formula="of:=[.$A$1]*[.O$1]/[.$A16]" office:value-type="float" office:value="410.666666666667" calcext:value-type="float">
            <text:p>410.67</text:p>
          </table:table-cell>
          <table:table-cell table:style-name="ce3" table:formula="of:=[.$A$1]*[.P$1]/[.$A16]" office:value-type="float" office:value="440" calcext:value-type="float">
            <text:p>440.00</text:p>
          </table:table-cell>
          <table:table-cell table:style-name="ce16" table:formula="of:=[.$A$1]*[.Q$1]/[.$A16]" office:value-type="float" office:value="469.333333333333" calcext:value-type="float">
            <text:p>469.33</text:p>
          </table:table-cell>
          <table:table-cell table:number-columns-repeated="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table:formula="of:=[.$A$1]*[.B$1]/[.$A17]" office:value-type="float" office:value="27.5" calcext:value-type="float">
            <text:p>27.50</text:p>
          </table:table-cell>
          <table:table-cell table:style-name="ce3" table:formula="of:=[.$A$1]*[.C$1]/[.$A17]" office:value-type="float" office:value="55" calcext:value-type="float">
            <text:p>55.00</text:p>
          </table:table-cell>
          <table:table-cell table:style-name="ce3" table:formula="of:=[.$A$1]*[.D$1]/[.$A17]" office:value-type="float" office:value="82.5" calcext:value-type="float">
            <text:p>82.50</text:p>
          </table:table-cell>
          <table:table-cell table:style-name="ce3" table:formula="of:=[.$A$1]*[.E$1]/[.$A17]" office:value-type="float" office:value="110" calcext:value-type="float">
            <text:p>110.00</text:p>
          </table:table-cell>
          <table:table-cell table:style-name="ce3" table:formula="of:=[.$A$1]*[.F$1]/[.$A17]" office:value-type="float" office:value="137.5" calcext:value-type="float">
            <text:p>137.50</text:p>
          </table:table-cell>
          <table:table-cell table:style-name="ce3" table:formula="of:=[.$A$1]*[.G$1]/[.$A17]" office:value-type="float" office:value="165" calcext:value-type="float">
            <text:p>165.00</text:p>
          </table:table-cell>
          <table:table-cell table:style-name="ce3" table:formula="of:=[.$A$1]*[.H$1]/[.$A17]" office:value-type="float" office:value="192.5" calcext:value-type="float">
            <text:p>192.50</text:p>
          </table:table-cell>
          <table:table-cell table:style-name="ce3" table:formula="of:=[.$A$1]*[.I$1]/[.$A17]" office:value-type="float" office:value="220" calcext:value-type="float">
            <text:p>220.00</text:p>
          </table:table-cell>
          <table:table-cell table:style-name="ce4" table:formula="of:=[.$A$1]*[.J$1]/[.$A17]" office:value-type="float" office:value="247.5" calcext:value-type="float">
            <text:p>247.50</text:p>
          </table:table-cell>
          <table:table-cell table:style-name="ce3" table:formula="of:=[.$A$1]*[.K$1]/[.$A17]" office:value-type="float" office:value="275" calcext:value-type="float">
            <text:p>275.00</text:p>
          </table:table-cell>
          <table:table-cell table:style-name="ce3" table:formula="of:=[.$A$1]*[.L$1]/[.$A17]" office:value-type="float" office:value="302.5" calcext:value-type="float">
            <text:p>302.50</text:p>
          </table:table-cell>
          <table:table-cell table:style-name="ce3" table:formula="of:=[.$A$1]*[.M$1]/[.$A17]" office:value-type="float" office:value="330" calcext:value-type="float">
            <text:p>330.00</text:p>
          </table:table-cell>
          <table:table-cell table:style-name="ce3" table:formula="of:=[.$A$1]*[.N$1]/[.$A17]" office:value-type="float" office:value="357.5" calcext:value-type="float">
            <text:p>357.50</text:p>
          </table:table-cell>
          <table:table-cell table:style-name="ce3" table:formula="of:=[.$A$1]*[.O$1]/[.$A17]" office:value-type="float" office:value="385" calcext:value-type="float">
            <text:p>385.00</text:p>
          </table:table-cell>
          <table:table-cell table:style-name="ce4" table:formula="of:=[.$A$1]*[.P$1]/[.$A17]" office:value-type="float" office:value="412.5" calcext:value-type="float">
            <text:p>412.50</text:p>
          </table:table-cell>
          <table:table-cell table:style-name="ce3" table:formula="of:=[.$A$1]*[.Q$1]/[.$A17]" office:value-type="float" office:value="440" calcext:value-type="float">
            <text:p>440.00</text:p>
          </table:table-cell>
          <table:table-cell table:number-columns-repeated="9"/>
        </table:table-row>
        <table:table-row table:style-name="ro1" table:number-rows-repeated="5">
          <table:table-cell table:number-columns-repeated="26"/>
        </table:table-row>
        <table:table-row table:style-name="ro1" table:number-rows-repeated="2">
          <table:table-cell table:number-columns-repeated="17"/>
          <table:table-cell table:style-name="ce17"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table:style-name="ce2" table:formula="of:=[.A$50]*2^([.B26]/12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table:style-name="ce2" table:formula="of:=[.A$50]*2^([.B27]/12)" office:value-type="float" office:value="116.540940379522" calcext:value-type="float">
            <text:p>116.5409403795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table:style-name="ce2" table:formula="of:=[.A$50]*2^([.B28]/12)" office:value-type="float" office:value="123.470825314031" calcext:value-type="float">
            <text:p>123.4708253140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table:style-name="ce2" table:formula="of:=[.A$50]*2^([.B29]/12)" office:value-type="float" office:value="130.812782650299" calcext:value-type="float">
            <text:p>130.8127826502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style-name="ce2" table:formula="of:=[.A$50]*2^([.B30]/12)" office:value-type="float" office:value="138.591315488436" calcext:value-type="float">
            <text:p>138.59131548843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style-name="ce2" table:formula="of:=[.A$50]*2^([.B31]/12)" office:value-type="float" office:value="146.832383958704" calcext:value-type="float">
            <text:p>146.8323839587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style-name="ce2" table:formula="of:=[.A$50]*2^([.B32]/12)" office:value-type="float" office:value="155.56349186104" calcext:value-type="float">
            <text:p>155.5634918610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style-name="ce2" table:formula="of:=[.A$50]*2^([.B33]/12)" office:value-type="float" office:value="164.813778456435" calcext:value-type="float">
            <text:p>164.8137784564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style-name="ce2" table:formula="of:=[.A$50]*2^([.B34]/12)" office:value-type="float" office:value="174.614115716502" calcext:value-type="float">
            <text:p>174.6141157165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style-name="ce2" table:formula="of:=[.A$50]*2^([.B35]/12)" office:value-type="float" office:value="184.997211355817" calcext:value-type="float">
            <text:p>184.9972113558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style-name="ce2" table:formula="of:=[.A$50]*2^([.B36]/12)" office:value-type="float" office:value="195.997717990875" calcext:value-type="float">
            <text:p>195.99771799087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style-name="ce2" table:formula="of:=[.A$50]*2^([.B37]/12)" office:value-type="float" office:value="207.652348789973" calcext:value-type="float">
            <text:p>207.65234878997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style-name="ce2" table:formula="of:=[.A$50]*2^([.B38]/12)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style-name="ce2" table:formula="of:=[.A$50]*2^([.B39]/12)" office:value-type="float" office:value="233.081880759045" calcext:value-type="float">
            <text:p>233.0818807590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style-name="ce2" table:formula="of:=[.A$50]*2^([.B40]/12)" office:value-type="float" office:value="246.941650628062" calcext:value-type="float">
            <text:p>246.94165062806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style-name="ce2" table:formula="of:=[.A$50]*2^([.B41]/12)" office:value-type="float" office:value="261.625565300599" calcext:value-type="float">
            <text:p>261.6255653005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style-name="ce2" table:formula="of:=[.A$50]*2^([.B42]/12)" office:value-type="float" office:value="277.182630976872" calcext:value-type="float">
            <text:p>277.18263097687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style-name="ce2" table:formula="of:=[.A$50]*2^([.B43]/12)" office:value-type="float" office:value="293.664767917408" calcext:value-type="float">
            <text:p>293.6647679174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style-name="ce2" table:formula="of:=[.A$50]*2^([.B44]/12)" office:value-type="float" office:value="311.126983722081" calcext:value-type="float">
            <text:p>311.12698372208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style-name="ce2" table:formula="of:=[.A$50]*2^([.B45]/12)" office:value-type="float" office:value="329.62755691287" calcext:value-type="float">
            <text:p>329.627556912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style-name="ce2" table:formula="of:=[.A$50]*2^([.B46]/12)" office:value-type="float" office:value="349.228231433004" calcext:value-type="float">
            <text:p>349.22823143300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style-name="ce2" table:formula="of:=[.A$50]*2^([.B47]/12)" office:value-type="float" office:value="369.994422711634" calcext:value-type="float">
            <text:p>369.99442271163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style-name="ce2" table:formula="of:=[.A$50]*2^([.B48]/12)" office:value-type="float" office:value="391.995435981749" calcext:value-type="float">
            <text:p>391.9954359817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style-name="ce2" table:formula="of:=[.A$50]*2^([.B49]/12)" office:value-type="float" office:value="415.304697579945" calcext:value-type="float">
            <text:p>415.3046975799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style-name="ce2" table:formula="of:=[.A$50]*2^([.B50]/12)"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formula="of:=[.A$50]*2^([.B51]/12)" office:value-type="float" office:value="466.16376151809" calcext:value-type="float">
            <text:p>466.1637615180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A$50]*2^([.B52]/12)" office:value-type="float" office:value="493.883301256124" calcext:value-type="float">
            <text:p>493.88330125612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A$50]*2^([.B53]/12)" office:value-type="float" office:value="523.251130601197" calcext:value-type="float">
            <text:p>523.25113060119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[.A$50]*2^([.B54]/12)" office:value-type="float" office:value="554.365261953744" calcext:value-type="float">
            <text:p>554.36526195374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table:formula="of:=[.A$50]*2^([.B55]/12)" office:value-type="float" office:value="587.329535834815" calcext:value-type="float">
            <text:p>587.32953583481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table:formula="of:=[.A$50]*2^([.B56]/12)" office:value-type="float" office:value="622.253967444162" calcext:value-type="float">
            <text:p>622.25396744416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formula="of:=[.A$50]*2^([.B57]/12)" office:value-type="float" office:value="659.25511382574" calcext:value-type="float">
            <text:p>659.255113825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formula="of:=[.A$50]*2^([.B58]/12)" office:value-type="float" office:value="698.456462866008" calcext:value-type="float">
            <text:p>698.45646286600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table:formula="of:=[.A$50]*2^([.B59]/12)" office:value-type="float" office:value="739.988845423269" calcext:value-type="float">
            <text:p>739.98884542326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table:formula="of:=[.A$50]*2^([.B60]/12)" office:value-type="float" office:value="783.990871963499" calcext:value-type="float">
            <text:p>783.99087196349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table:formula="of:=[.A$50]*2^([.B61]/12)" office:value-type="float" office:value="830.60939515989" calcext:value-type="float">
            <text:p>830.6093951598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table:formula="of:=[.A$50]*2^([.B62]/12)" office:value-type="float" office:value="880" calcext:value-type="float">
            <text:p>88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[.A$50]*2^([.B63]/12)" office:value-type="float" office:value="932.32752303618" calcext:value-type="float">
            <text:p>932.327523036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[.A$50]*2^([.B64]/12)" office:value-type="float" office:value="987.766602512248" calcext:value-type="float">
            <text:p>987.7666025122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[.A$50]*2^([.B65]/12)" office:value-type="float" office:value="1046.50226120239" calcext:value-type="float">
            <text:p>1046.502261202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table:formula="of:=[.A$50]*2^([.B66]/12)" office:value-type="float" office:value="1108.73052390749" calcext:value-type="float">
            <text:p>1108.730523907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table:formula="of:=[.A$50]*2^([.B67]/12)" office:value-type="float" office:value="1174.65907166963" calcext:value-type="float">
            <text:p>1174.6590716696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table:formula="of:=[.A$50]*2^([.B68]/12)" office:value-type="float" office:value="1244.50793488832" calcext:value-type="float">
            <text:p>1244.507934888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table:formula="of:=[.A$50]*2^([.B69]/12)" office:value-type="float" office:value="1318.51022765148" calcext:value-type="float">
            <text:p>1318.510227651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[.A$50]*2^([.B70]/12)" office:value-type="float" office:value="1396.91292573202" calcext:value-type="float">
            <text:p>1396.9129257320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[.A$50]*2^([.B71]/12)" office:value-type="float" office:value="1479.97769084654" calcext:value-type="float">
            <text:p>1479.9776908465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[.A$50]*2^([.B72]/12)" office:value-type="float" office:value="1567.981743927" calcext:value-type="float">
            <text:p>1567.98174392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table:formula="of:=[.A$50]*2^([.B73]/12)" office:value-type="float" office:value="1661.21879031978" calcext:value-type="float">
            <text:p>1661.21879031978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formula="of:=[.A$50]*2^([.B74]/12)" office:value-type="float" office:value="1760" calcext:value-type="float">
            <text:p>1760</text:p>
          </table:table-cell>
          <table:table-cell table:number-columns-repeated="23"/>
        </table:table-row>
        <table:table-row table:style-name="ro1" table:number-rows-repeated="104850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7:14:03.705145602</meta:creation-date>
    <dc:date>2020-02-06T22:50:54.427559545</dc:date>
    <meta:editing-duration>P3DT2H5M14S</meta:editing-duration>
    <meta:editing-cycles>47</meta:editing-cycles>
    <meta:generator>LibreOffice/6.0.7.3$Linux_X86_64 LibreOffice_project/00m0$Build-3</meta:generator>
    <meta:document-statistic meta:table-count="1" meta:cell-count="458" meta:object-count="0"/>
  </office:meta>
</office:document-meta>
</file>